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GUAR </text:p>
      <text:p text:style-name="Standard"/>
      <text:p text:style-name="Standard">PROJECT ROADMAP</text:p>
      <text:p text:style-name="Standard"/>
      <text:p text:style-name="P1">INTRODUCTION</text:p>
      <text:p text:style-name="Standard"/>
      <text:p text:style-name="Standard">This document will explain the roadmap of Jaguar BPM, defines its development cycles and the overview of its features.</text:p>
      <text:p text:style-name="Standard"/>
      <text:p text:style-name="Standard">Also this document will provide a birdview of the project plan, timesheet and expected releases.</text:p>
      <text:p text:style-name="Standard"/>
      <text:p text:style-name="Standard"/>
      <text:p text:style-name="P1">WHY JAGUAR?</text:p>
      <text:p text:style-name="Standard"/>
      <text:p text:style-name="Standard">The new world needs new solutions, and it needs a way to improve the current work flow. Jaguar is a Business process management which leads to a fast implementation of new business process, accurate upgrades of those processes and a fast feedback to the management.</text:p>
      <text:p text:style-name="Standard"/>
      <text:p text:style-name="Standard">What is the difference between jaguar and other BPMs? This is a complex question, first I must say what is wrong in the other BPMs to give an overview of the current situation, the current BPMs are not oriented to the final user, which is the Business Analyst, and does not provide the good environment to detect future problems and fix them, also they does not provide a good way to communicate with other applications in a code less way. Other BPMs are primary oriented to the developer team, and will not be friendly with the Business analyst.</text:p>
      <text:p text:style-name="Standard"/>
      <text:p text:style-name="Standard">Jaguar is a BPM solution for all the team, provides a good tool for Business Analyst to use and document their process knowledge and provides the tools for the development team to create a good implementation. </text:p>
      <text:p text:style-name="Standard"/>
      <text:p text:style-name="Standard">On the other hand, Jaguar is created to be the fastest solution in the market, because it's created from scratch as a business critical tool and supports all the main server distributions: Linux, Windows, Mac, etc.</text:p>
      <text:p text:style-name="Standard"/>
      <text:p text:style-name="P1">Features</text:p>
      <text:p text:style-name="Standard"/>
      <text:p text:style-name="Standard">Here's the main features of Jaguar.</text:p>
      <text:p text:style-name="Standard"/>
      <text:list xml:id="list33499454" text:style-name="L1">
        <text:list-item>
          <text:p text:style-name="P2">A nice workflow designer. Oriented to the standard BPM 2.0</text:p>
        </text:list-item>
        <text:list-item>
          <text:p text:style-name="P2">A powerful BPM engine.</text:p>
        </text:list-item>
        <text:list-item>
          <text:p text:style-name="P2">Data manager.</text:p>
        </text:list-item>
        <text:list-item>
          <text:p text:style-name="P2">Rule engine based on business policies, with zero code.</text:p>
        </text:list-item>
        <text:list-item>
          <text:p text:style-name="P2">Code Library, enabling a custom rule policies</text:p>
        </text:list-item>
        <text:list-item>
          <text:p text:style-name="P2">SOA server</text:p>
        </text:list-item>
        <text:list-item>
          <text:p text:style-name="P2">Integration tools</text:p>
        </text:list-item>
        <text:list-item>
          <text:p text:style-name="P2">Query tool</text:p>
        </text:list-item>
      </text:list>
      <text:p text:style-name="Standard"/>
      <text:p text:style-name="Standard"/>
      <text:p text:style-name="P1">Roadmap</text:p>
      <text:p text:style-name="Standard"/>
      <text:p text:style-name="Standard"/>
      <text:p text:style-name="Standard">Pre-Alpha version:</text:p>
      <text:p text:style-name="Standard"/>
      <text:p text:style-name="Standard">This version will be able to create a simple workflow, manage simple data associated with it, a preliminar rule management and renders user interface at runtime. Could be considered as a probe of concept.</text:p>
      <text:p text:style-name="Standard"/>
      <text:p text:style-name="Standard">Estimated release date: Early March 2009.</text:p>
      <text:p text:style-name="Standard"/>
      <text:p text:style-name="Standard">Pre-Alpha 1:</text:p>
      <text:list xml:id="list33518959" text:style-name="L2">
        <text:list-item>
          <text:p text:style-name="P3">Network server: Only process requests and forward to the required controller.</text:p>
        </text:list-item>
        <text:list-item>
          <text:p text:style-name="P3">BPM Engine which supports Manual and Service Tasks.</text:p>
        </text:list-item>
        <text:list-item>
          <text:p text:style-name="P3">Designer to create the work flow with manual and service tasks.</text:p>
        </text:list-item>
      </text:list>
      <text:p text:style-name="Standard"/>
      <text:p text:style-name="Standard">Pre-Alpha 2:</text:p>
      <text:list xml:id="list33507405" text:style-name="L3">
        <text:list-item>
          <text:p text:style-name="P4">Data management (Designer and engine), this will support only string types, without any foreign relationship.</text:p>
        </text:list-item>
      </text:list>
      <text:p text:style-name="Standard"/>
      <text:p text:style-name="Standard">Pre-Alpha 3:</text:p>
      <text:list xml:id="list33513764" text:style-name="L4">
        <text:list-item>
          <text:p text:style-name="P5">Policy Rules</text:p>
        </text:list-item>
      </text:list>
      <text:p text:style-name="Standard"/>
      <text:p text:style-name="Standard">Pre-Alpha 4:</text:p>
      <text:list xml:id="list33487676" text:style-name="L5">
        <text:list-item>
          <text:p text:style-name="P6">Data Forms: Only text data, without any validation.</text:p>
        </text:list-item>
      </text:list>
      <text:p text:style-name="Standard"/>
      <text:p text:style-name="Standard">Pre-Alpha 5:</text:p>
      <text:list xml:id="list33518673" text:style-name="L6">
        <text:list-item>
          <text:p text:style-name="P7">Data Management: Foreign relationships</text:p>
        </text:list-item>
        <text:list-item>
          <text:p text:style-name="P7">Data Forms</text:p>
        </text:list-item>
        <text:list-item>
          <text:p text:style-name="P7">Rules</text:p>
        </text:list-item>
      </text:list>
      <text:p text:style-name="Standard"/>
      <text:p text:style-name="Standard">Alfa version:</text:p>
      <text:p text:style-name="Standard"/>
      <text:p text:style-name="Standard">This version will complete the features created at the alpha version, completing the BPMN 2.0 Standard, all the Data Types and Complex forms.</text:p>
      <text:p text:style-name="Standard"/>
      <text:p text:style-name="Standard">Estimated Release Date: August 2009</text:p>
      <text:p text:style-name="Standard"/>
      <text:p text:style-name="Standard">Beta version:</text:p>
      <text:p text:style-name="Standard"/>
      <text:p text:style-name="Standard">At this series of versions the application will contains all the BPMN 2.0 Shapes, data types, forms, rules, code library. And it will introduce the SOA tools, developers, integration and Query tools. This version will contains all the features proposed and will be released to public testers.</text:p>
      <text:p text:style-name="Standard"/>
      <text:p text:style-name="Standard">Estimated Release date: December 2009</text:p>
      <text:p text:style-name="Standard"/>
      <text:p text:style-name="Standard">Release Candicate:</text:p>
      <text:p text:style-name="Standard"/>
      <text:p text:style-name="Standard">This version will be a stable version with some bugs, could be used at production environment.</text:p>
      <text:p text:style-name="Standard"><text:soft-page-break/></text:p>
      <text:p text:style-name="Standard">Estimated release date: March 2010</text:p>
      <text:p text:style-name="Standard"/>
      <text:p text:style-name="Standard">Final product:</text:p>
      <text:p text:style-name="Standard"/>
      <text:p text:style-name="Standard">This version is bug free, and ready to execute at production environments.</text:p>
      <text:p text:style-name="Standard"/>
      <text:p text:style-name="Standard">Estimated release date: June 2010</text:p>
      <text:p text:style-name="Standard"/>
      <text:p text:style-name="Standard"/>
      <text:p text:style-name="Standard"/>
      <text:p text:style-name="Standard"/>
      <text:p text:style-name="P1">Risks and mitigation</text:p>
      <text:p text:style-name="Standard"/>
      <text:list xml:id="list33493866" text:style-name="L7">
        <text:list-item>
          <text:p text:style-name="P8">The BPMN 2.0 is not available at the creation of this document: The first development cycles does not rely exclusibily in new features of the 2.0 especification, it's possible that the specification is ready at the start of the Alfa version, if not then the application will be 1.1 compliant instead of 2.0.</text:p>
        </text:list-item>
        <text:list-item>
          <text:p text:style-name="P8">New development language C++: this is a well known risk, but the only way to mitigate it is working and reading.</text:p>
        </text:list-item>
        <text:list-item>
          <text:p text:style-name="P8">Some components of the designer will be a third party code: the architecture of the designer must try to isolate the third party implementation to avoid future problems if we decided to change it. This could impact the designer performance.</text:p>
        </text:list-item>
        <text:list-item>
          <text:p text:style-name="P8">The company does not have any methodology currently implemented: We're going to read the CMMI for development to select the key areas which needs improvement.</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uan Crossley</meta:initial-creator>
    <meta:creation-date>2008-12-03T21:18:06</meta:creation-date>
    <dc:creator>Juan Pablo Crossley</dc:creator>
    <dc:date>2008-12-04T13:41:51.81</dc:date>
    <meta:editing-cycles>32</meta:editing-cycles>
    <meta:editing-duration>PT01H53M03S</meta:editing-duration>
    <meta:document-statistic meta:table-count="0" meta:image-count="0" meta:object-count="0" meta:page-count="7" meta:paragraph-count="55" meta:word-count="704" meta:character-count="4181"/>
    <meta:user-defined meta:name="Info 1"/>
    <meta:user-defined meta:name="Info 2"/>
    <meta:user-defined meta:name="Info 3"/>
    <meta:user-defined meta:name="Info 4"/>
  </office:meta>
</office:document-meta>
</file>